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clssfr_cor</text:p>
          </table:table-cell>
          <table:table-cell table:style-name="ce10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ups (Train#0925; Test#0288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witch gcc for caret Parallelism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Feature transformation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un different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Ensem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submission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74]" office:value-type="float" office:value="3575.24353">
            <text:p>3,575</text:p>
          </table:table-cell>
          <table:table-cell table:style-name="ce2" table:formula="of:=[.L74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c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493.53456">
            <text:p>493.53</text:p>
          </table:table-cell>
          <table:table-cell office:value-type="float" office:value="3391.7081">
            <text:p>3,391.71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table:formula="of:=[.O25]/[.O51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48]/[.B21]" office:value-type="percentage" office:value="0.930542334272821">
            <text:p>93.05%</text:p>
          </table:table-cell>
          <table:table-cell table:style-name="ce4" table:formula="of:=[.L48]/[.C21]" office:value-type="percentage" office:value="0.995165628916239">
            <text:p>99.52%</text:p>
          </table:table-cell>
          <table:table-cell office:value-type="string">
            <text:p>Added patch.cor feature</text:p>
          </table:table-cell>
          <table:table-cell office:value-type="string">
            <text:p>patch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atch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65.33217">
            <text:p>1,265.33</text:p>
          </table:table-cell>
          <table:table-cell office:value-type="float" office:value="6216.8037">
            <text:p>6,216.8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26]/[.O52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 table:number-columns-repeated="5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518.01621">
            <text:p>1,518.02</text:p>
          </table:table-cell>
          <table:table-cell office:value-type="float" office:value="3731.8601">
            <text:p>3,731.86</text:p>
          </table:table-cell>
          <table:table-cell/>
          <table:table-cell office:value-type="string">
            <text:p>OOBobs errors</text:p>
          </table:table-cell>
          <table:table-cell table:style-name="ce24" table:formula="of:=SUM([.O25:.O26])" office:value-type="float" office:value="46028">
            <text:p>46,028.0000</text:p>
          </table:table-cell>
          <table:table-cell table:style-name="ce19" table:formula="of:=[.O27]/[.O53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50.03252">
            <text:p>50.03</text:p>
          </table:table-cell>
          <table:table-cell office:value-type="float" office:value="109.9657">
            <text:p>109.97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28]/[.O54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29]/[.O55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30]/[.O56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31]/[.O57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 table:formula="of:=[.O32]/[.O58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33]/[.O59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34]/[.O60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35]/[.O61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 table:formula="of:=[.O36]/[.O62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 table:formula="of:=[.O37]/[.O63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 table:formula="of:=[.O38]/[.O64]" office:value-type="percentage" office:value="1">
            <text:p>100.00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40]/[.O66]" office:value-type="percentage" office:value="0">
            <text:p>#DIV/0!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221.785">
            <text:p>221.79</text:p>
          </table:table-cell>
          <table:table-cell table:style-name="ce19" table:formula="of:=[.O42]/[.O68]" office:value-type="percentage" office:value="0.669822717525898">
            <text:p>66.98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Random</text:p>
          </table:table-cell>
          <table:table-cell table:style-name="ce7" office:value-type="float" office:value="153.258">
            <text:p>153.26</text:p>
          </table:table-cell>
          <table:table-cell table:style-name="ce19" table:formula="of:=[.O43]/[.O69]" office:value-type="percentage" office:value="0.909570016914448">
            <text:p>90.96%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3942">
            <text:p>3.9394</text:p>
          </table:table-cell>
          <table:table-cell table:style-name="ce19" table:formula="of:=[.O45]/[.O71]" office:value-type="percentage" office:value="0.993443317479611">
            <text:p>99.34%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91">
            <text:p>91</text:p>
          </table:table-cell>
          <table:table-cell table:style-name="ce19" table:formula="of:=[.O46]/[.O72]" office:value-type="percentage" office:value="0.827272727272727">
            <text:p>82.73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1]/[.B$21]" office:value-type="percentage" office:value="1">
            <text:p>100.00%</text:p>
          </table:table-cell>
          <table:table-cell table:style-name="ce4" table:formula="of:=[.C$21]/[.C$21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5:.K47])" office:value-type="float" office:value="3326.91546">
            <text:p>3,326.92</text:p>
          </table:table-cell>
          <table:table-cell table:style-name="ce18" table:formula="of:=SUM([.L25:.L47])" office:value-type="float" office:value="13450.3376">
            <text:p>13,450.3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48]/[.K74]" office:value-type="percentage" office:value="0.930542334272821">
            <text:p>93.05%</text:p>
          </table:table-cell>
          <table:table-cell table:style-name="ce19" table:formula="of:=[.L48]/[.L74]" office:value-type="percentage" office:value="0.995165628916239">
            <text:p>99.52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74]/[.B21]" office:value-type="percentage" office:value="1">
            <text:p>100.00%</text:p>
          </table:table-cell>
          <table:table-cell table:style-name="ce4" table:formula="of:=[.L74]/[.C21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51:.O52])" office:value-type="float" office:value="46028">
            <text:p>46,028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31.11">
            <text:p>331.11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Max.cor.Y.rcv.*X*</text:p>
          </table:table-cell>
          <table:table-cell table:style-name="ce7" office:value-type="float" office:value="168.495">
            <text:p>168.5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10">
            <text:p>110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1]/[.B$21]" office:value-type="percentage" office:value="1">
            <text:p>100.00%</text:p>
          </table:table-cell>
          <table:table-cell table:style-name="ce4" table:formula="of:=[.C$21]/[.C$21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1:.K73])" office:value-type="float" office:value="3575.24353">
            <text:p>3,575.24</text:p>
          </table:table-cell>
          <table:table-cell table:style-name="ce18" table:formula="of:=SUM([.L51:.L73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00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1.7081">
            <text:p>3391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8037">
            <text:p>6216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31.8601">
            <text:p>3731.8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9.9657">
            <text:p>109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Not done: image needs to be reversed only for plotting: 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: might end up being dups after integer trunc for all objects ?</text:p>
          </table:table-cell>
          <table:table-cell table:number-columns-repeated="991"/>
        </table:table-row>
        <table:table-row table:style-name="ro3">
          <table:table-cell table:number-columns-repeated="3"/>
          <table:table-cell table:style-name="ce5"/>
          <table:table-cell table:style-name="Default" office:value-type="string">
            <text:p>Image duplicates (Train#4647, Train#632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est#0912, Test#1526)</text:p>
          </table:table-cell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results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71]" office:value-type="float" office:value="4361.39876">
            <text:p>4,361</text:p>
          </table:table-cell>
          <table:table-cell table:style-name="ce2" table:formula="of:=[.L71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_datafix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39]/[.B22]" office:value-type="percentage" office:value="0">
            <text:p>0.00%</text:p>
          </table:table-cell>
          <table:table-cell table:style-name="ce4" table:formula="of:=[.L39]/[.C22]" office:value-type="percentage" office:value="0">
            <text:p>0.00%</text:p>
          </table:table-cell>
          <table:table-cell office:value-type="string">
            <text:p>converted obj floats to integers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rtial patches are not outpu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 office:value-type="string">
            <text:p>Location for left_eye_center wrong for Train#(1878,1908)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number-columns-repeated="6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972.431">
            <text:p>972.43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patch.search</text:p>
          </table:table-cell>
          <table:table-cell table:style-name="ce7" office:value-type="float" office:value="709.493">
            <text:p>709.49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5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4"/>
          <table:table-cell table:style-name="ce7"/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2]/[.B$22]" office:value-type="percentage" office:value="1">
            <text:p>100.00%</text:p>
          </table:table-cell>
          <table:table-cell table:style-name="ce4" table:formula="of:=[.C$22]/[.C$2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26:.K38])" office:value-type="float" office:value="0">
            <text:p>0.00</text:p>
          </table:table-cell>
          <table:table-cell table:style-name="ce18" table:formula="of:=SUM([.L26:.L38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55]/[.B22]" office:value-type="percentage" office:value="0">
            <text:p>0.00%</text:p>
          </table:table-cell>
          <table:table-cell table:style-name="ce4" table:formula="of:=[.L55]/[.C22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698.021">
            <text:p>698.0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bgn</text:p>
          </table:table-cell>
          <table:table-cell table:style-name="ce7" office:value-type="float" office:value="149.561">
            <text:p>149.56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2]/[.B$22]" office:value-type="percentage" office:value="1">
            <text:p>100.00%</text:p>
          </table:table-cell>
          <table:table-cell table:style-name="ce4" table:formula="of:=[.C$22]/[.C$2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42:.K54])" office:value-type="float" office:value="0">
            <text:p>0.00</text:p>
          </table:table-cell>
          <table:table-cell table:style-name="ce18" table:formula="of:=SUM([.L42:.L54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71]/[.B22]" office:value-type="percentage" office:value="1">
            <text:p>100.00%</text:p>
          </table:table-cell>
          <table:table-cell table:style-name="ce4" table:formula="of:=[.L71]/[.C2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9" office:value-type="float" office:value="0.003172451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2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20"/>
          <table:table-cell table:style-name="ce19"/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2" office:value-type="string">
            <text:p><text:span text:style-name="T1">import.data</text:span><text:span text:style-name="T2">(Console)</text:span></text:p>
          </table:table-cell>
          <table:table-cell table:style-name="ce7" office:value-type="float" office:value="52.801">
            <text:p>52.8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7" office:value-type="string">
            <text:p>extract.features_bind.DXM</text:p>
          </table:table-cell>
          <table:table-cell table:style-name="ce7"/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5"/>
          <table:table-cell table:style-name="ce20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2]/[.B$22]" office:value-type="percentage" office:value="1">
            <text:p>100.00%</text:p>
          </table:table-cell>
          <table:table-cell table:style-name="ce4" table:formula="of:=[.C$22]/[.C$2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8:.K70])" office:value-type="float" office:value="4361.39876">
            <text:p>4,361.40</text:p>
          </table:table-cell>
          <table:table-cell table:style-name="ce18" table:formula="of:=SUM([.L58:.L70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503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1/15/2016</text:date>, <text:time>16:5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15T16:51:43</dc:date>
    <dc:creator>Balaji Iyengar</dc:creator>
    <meta:editing-duration>PT1833H29M11S</meta:editing-duration>
    <meta:editing-cycles>536</meta:editing-cycles>
    <meta:document-statistic meta:table-count="4" meta:cell-count="745" meta:object-count="0"/>
    <meta:user-defined meta:name=""/>
  </office:meta>
</office:document-meta>
</file>